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weight="bold" style:font-weight-asian="bold" style:font-weight-complex="bold"/>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4) et fondée sur le courant énactif des sciences cognitives, propose une naturalisation du sens linguistique alternative à celle des sciences cognitives classiques sur laquelle l'épdidémiologie des représentations est basée. Je présente le cadre qu'elle offre pour analyser le sens comme émanant d'une relation au contexte, et propose que cette réponse à certaines critiques d'Ingold pourrait ouvrir la voie à la compréhension sémantique des phénomènes de diffusion de représentations langagières.</text:p>
      <text:h text:style-name="Heading_20_1" text:outline-level="1">Les principes de la mémét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a été largement repris puis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conçoit la culture comme un ensemble de <text:span text:style-name="T1">représentations</text:span>, et discute la façon dont elles évoluent parallèlement à l'évolution biologique. Mais à l'opposé de la mémétique, les représentations subissent des mutations de façon quasi systématique lorsqu'elles sont perçues ou produites par les membres d'une société. En effet une représentation peut être <text:span text:style-name="T2">mentale</text:span>, lorsqu'elle existe dans l'esprit de quelqu'un, ou <text:span text:style-name="T3">publique</text:span>, lorsqu'une personne l'a produite sous une forme physiquement perceptible par d'autres. Par exemple: j'ai une mélodie en tête (représentation mentale), que je siffle (nouvelle représentation publique); une autre personne la perçoit et forme une représentation mentale qui lui est propre. La nouvelle représentation mentale dans l'esprit de cette personne est dans la plupart des cas sensiblement différente de la mienne (1996 : 25‑26).</text:p>
      <text:p text:style-name="Text_20_body">La notion de représentation mentale que Sperber utilise est celle des sciences cognitives classiques, courant sur lequel il base sa théorie. Le système cognitif est vu comme un ensemble de modules de traitement de l'information indépendants (introduits par Fodor, 1983),<text:note text:id="ftn0" text:note-class="footnote"><text:note-citation>1</text:note-citation><text:note-body><text:p text:style-name="Footnote">Sperber va en réalité plus loin que Fodor à l'époque, en défendant une modularité non seulement des processus de perception, mais aussi de la pensée (1996 : 119‑120).</text:p></text:note-body></text:note> et seule une partie de ces modules est activée lors de la perception d'une représentation. Ces modules ont évolué par sélection naturelle il y a plusieurs centaines de milliers d'années, et le décalage entre les situations pour lesquelles les modules ont évolué et les représentations qu'ils traitent aujourd'hui est un des éléments permettant de comprendre la pertinence, et donc la diffusion, de représentations dans un contexte écologique donné (1996 : 138‑140). Sperber combine donc l'idée d'une modularité de l'esprit et de la pensée à la description de la culture à partir de parties perçues, transformées, et produites de façon continue.</text:p>
      <text:p text:style-name="Text_20_body">Certaines représentations semblent être partagées par tous les membres d'une société, à quelques variations près, sans subir de grandes transformations; par exemple des façons de s'habiller, des pratiques alimentaires, ou des savoirs technologiques. Pour rendre compte de la stabilité de telles représentations, constitutives d'une culture donnée, malgré les transformations permanentes auxquelles elles devraient être soumises, Sperber propose que l'interaction des facteurs psychologiques et écologiques donne lieu à des «attracteurs culturels»: des agrégats de représentations dont la distribution est stable dans le temps, et qui attirent les représentations voisines. Des représentations proches de cet agrégat auront tendence à s'en rapprocher lorsqu'elles sont transformées. L'étude de l'existence de ces attracteurs ainsi que leur caractérisation permet alors de rendre compte de l'évolution d'une culture, ce qui en fait un des sujets d'étude principaux de l'épidémiologie des représentations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certaines approximations. Ce sont certains fondements permettant ces approximations, présents également dans la mémétique,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qui souligne certaines limites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connues en linguistique.</text:p>
      <text:p text:style-name="Text_20_body">D'après Ingold, l'approche épidémiologique de Sperber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étudiant la <text:span text:style-name="T6">culture</text:span> comme une distribution de représentations. Le biologique et le cognitif définissent, pour la strate culturelle, la façon dont les représentations évoluent (en particulier au travers des biais de perception), mais la connaissance de la culture n'est pas indispensable à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 dualisme séparant substance et forme. (2) Sans ces séparations entre substance et forme, il n'est pas possible de distinguer conceptuellement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régulés différemment (West-Eberhard, 2003): si la régulation des gènes ou l'environnement de développement changent, deux organismes ayant le même ADN peuvent être sensiblement différents à l'âge adulte. En un mot, la distinction entre gène et développement,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 (Pigliucci, 2007).</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e dualisme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en revanche, propose réellement un pont ontologique entre sciences sociales et sciences cognitives: il part des différentes notions de représentation publique venant des sciences sociales (par exemple une image, un discours, ou une idéologie), et se propose d'en rendre compte à l'aide de la notion de représentation mentale des sciences cognitives. Il propose ainsi de naturaliser les sciences sociales en reconceptualisant la culture comme un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ou produite. Ainsi, Sperber se distancie à la fois d'une idée du type «table rase» qui considérerait que la psychologie n'a pas d'incidence sur la culture (1996 : 63‑66), et d'une approche biologisante de la culture appliquant directement le modèle néo-darwinien (1996 : 101). Il note également que les représentations qu'une personne intègre auront vraisemblablement un effet sur la façon dont les représentations ultérieures sont interprétées (1996 : 84). Les interactions qu'il décrit entre culture et psychologie sont donc bien plus complexes que celles reconnues par la mémétique.</text:p>
      <text:p text:style-name="Text_20_body">Cependant, les deux modèles ont en commun une certaine notion de ce qu'est la culture: un ensemble d'objets dotés de «contenu culturel», tels les mèmes ou les représentations, que les êtres humains acquièrent, transforment et transmettent, et qui évolue parallèlement et en interaction avec la biologie. On parle alors de <text:span text:style-name="T34">coévolution</text:span><text:span text:style-name="T35"> </text:span><text:span text:style-name="T36">gène-culture</text:span> (1996 : 114). Ingold (2001) considère que cette conception est erronée. Il défend, d'un côté, que la transmission de tels objets culturels implique bien plus que Sperber et Dawkins ne l'entendent, et de l'autre, que la culture est décrite par des façons de percevoir et d'agir, c'est-à-dire par une éducation de l'attention,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2" text:note-class="footnote"><text:note-citation>3</text:note-citation><text:note-body><text:p text:style-name="Footnote">Ici et dans tout ce qui suit, les traductions de travaux en anglais sont les miennes.</text:p></text:note-body></text:note> (Sperber, 1996 : 61). Pour Sperber donc, cette recette de cuisine est un morceau de culture. Pour Ingold au contraire, la cultur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ulture d'un cuisinier est le savoir pratique de toutes ces tâches,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Ce dualisme trouverait sa source dans l'approche de l'évolution biologique centrée sur les gènes, mais serait également présent dans les approches de l'évolution culturelle centrées sur les contenus culturels, mèmes ou représentations, qu'ils se réclament du darwinisme ou non.<text:note text:id="ftn3" text:note-class="footnote"><text:note-citation>4</text:note-citation><text:note-body><text:p text:style-name="Footnote">D'autres approches, comme celle de Mesoudi qui propose une évolution culturelle darwinienne et explicitement non néo-darwinienne, où la culture n'est pas atomique et sa transmission peut être lamarckienne (2011 : 40‑47), séparent également une notion d'information culturelle encodée dans le cerveau, d'une réalisation de cette information sous forme comportementale, langagière, ou institutionnelle (Mesoudi, 2011 : 3).</text:p></text:note-body></text:note></text:p>
      <text:p text:style-name="Text_20_body">Cette critique correspond à remarquer que Sperber et Dawkins adoptent la conception orthodoxe des sciences cognitives, selon laquelle la cognition est essentiellement un traitement de l'information opéré par le cerveau, agissant sur et utilisant des représentations dotées de contenu informationnel. Ingold s'appuie ainsi sur le «tournant E» en sciences cognitives (pour cognition énactive, «embodied» (corporisée), «embedded» (située), et étendue) qui critique la notion de représentation pour ce que Thompson (2007) appelle un «dualisme informationnel», c'est-à-dire la dichotomie créée entre un monde de significations mentales et un monde d'actions physiques, et la difficulté à rendre compte de façon naturaliste du contenu d'une représentation mentale (voir par exemple O’Regan et Noë, 2001 ; et Hutto et Myin, 2013). La conception orthodoxe réifierait les représentations pour les séparer conceptuellement de leurs manifestations concrètes dans des interactions, permettant ainsi de penser l'évolution culturelle comme des ensembles de représentations évoluant parallèlement à l'évolution biologique. Sperber connaît bien le débat sur le contenu des représentations, qui fait l'objet de nombreux travaux en philosophie de l'esprit, et explique avoir été influencé par la position de Millikan (1984): «le contenu d'un concept n'est pas une propriété intrinsèque, mais plutôt une propriété relationelle de la réalisation neurale de ce concept, et dépend de l'environnement et de l'histoire [...] de cet objet neural» (Sperber, 1996 : 135, et note n°40). Cependant, il ne discute pas la possibilité d'une approche moins centrée sur les représentations, déléguant la question au débat philosophique qui la discute encore aujourd'hui (Korbak, 2015 ; Harvey, 2015).</text:p>
      <text:p text:style-name="Text_20_body">Le deuxième degré de critique d'Ingold conteste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 (Ingold, 2007 : 16, emphase dans l'original)</text:p>
      <text:p text:style-name="First_20_paragraph">Ingold s'appuie alors sur les travaux de Mauss (1936) sur le développement des techniques du corps comme la marche, sur l'écologie de l'esprit de Bateson (1972), sur l'approche écologique de la vision de Gibson (2014[1979]), et sur le sens pratique de Bourdieu (1980), pour argumenter que la culture est, d'après lui, une chose essentiellement biologique.</text:p>
      <text:p text:style-name="Text_20_body">Enfin le troisième degré de critique, sur lequel je ne m'attarderai pas ici, s'attaque à la notion d'organisme elle-même. La théorie des systèmes de développement propose de prendre comme unité d'étude biologique le cycle de développement entier d'un organisme dans un environnement qu'il contribue à façonner, en symbiose avec de nombreux autres organismes qu'il contient même parfois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text:note text:id="ftn4" text:note-class="footnote"><text:note-citation>5</text:note-citation><text:note-body><text:p text:style-name="Footnote">Cependant Krakauer <text:span text:style-name="T51">et</text:span><text:span text:style-name="T52"> </text:span><text:span text:style-name="T53">al.</text:span> (2014) semblent développer une réponse à cette ligne, en proposant de détecter des frontières organisme-environnement sur la base de considérations de théorie de l'information en mathématiques.</text:p></text:note-body></text:note></text:p>
      <text:p text:style-name="Text_20_body">Il faut voir que, même en ne gardant que le premier degré de sa critique, Ingold cherche à éviter toute notion de contenu et de contenant au fondement d'une ontologie liant le biologique, le cognitif et le social. À la manière du courant anti-représentationnaliste en philosophie de l'esprit, il propose d'avancer sans utiliser la notion de représentation, en mettant les relations entre organismes et avec l'environnement au centre de toute théorie alternative.</text:p>
      <text:h text:style-name="Heading_20_1" text:outline-level="1">L'expérience à l'épreuve de la mémétique</text:h>
      <text:p text:style-name="First_20_paragraph">Ingold est un avatar du non représentationnalisme en linguistique</text:p>
      <text:p text:style-name="Text_20_body">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1953]):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un exemple d'expérience inspirée de l'épidémiologie des représentations qui se heurte concrètement au problème de la signification. Comme nous allons le voir, la critique d'Ingold souligne l'importance d'observer les mèmes internet dans leur contexte environnant, au risque sinon de ne pas accéder à leur sémantique. C'est ce que propose l'approche énactive développée par Cuffari, Di Paolo et De Jaegher (2014), dont j'esquisserai ensuite les grandes lignes.<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text:span text:style-name="T76">???</text:span>)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7">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Le dualisme sur lequel elles sont basées, entre représentation abstraite et mise en pratique, devient rapidement un problème incontournable au moment de générer des hypothèses falsifiables tirées de ces modèles.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amille Roth et Barbara Bauduin pour leurs précieux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8">Darwinizing</text:span><text:span text:style-name="T79"> </text:span><text:span text:style-name="T80">culture</text:span><text:span text:style-name="T81">:</text:span><text:span text:style-name="T82"> </text:span><text:span text:style-name="T83">The</text:span><text:span text:style-name="T84"> </text:span><text:span text:style-name="T85">status</text:span><text:span text:style-name="T86"> </text:span><text:span text:style-name="T87">of</text:span><text:span text:style-name="T88"> </text:span><text:span text:style-name="T89">memetics</text:span><text:span text:style-name="T90"> </text:span><text:span text:style-name="T91">as</text:span><text:span text:style-name="T92"> </text:span><text:span text:style-name="T93">a</text:span><text:span text:style-name="T94"> </text:span><text:span text:style-name="T95">science</text:span>. Oxford; New York: Oxford University Press.</text:p>
      <text:p text:style-name="Text_20_body">Auvray, Malika, Charles Lenay et John Stewart. 2009. Perceptual Interactions in a Minimalist Virtual Environment. <text:span text:style-name="T96">New</text:span><text:span text:style-name="T97"> </text:span><text:span text:style-name="T98">Ideas</text:span><text:span text:style-name="T99"> </text:span><text:span text:style-name="T100">in</text:span><text:span text:style-name="T101"> </text:span><text:span text:style-name="T102">Psychology</text:span> 27(1). 32‑47.</text:p>
      <text:p text:style-name="Text_20_body">Bateson, Gregory. 1972. <text:span text:style-name="T103">Steps</text:span><text:span text:style-name="T104"> </text:span><text:span text:style-name="T105">to</text:span><text:span text:style-name="T106"> </text:span><text:span text:style-name="T107">an</text:span><text:span text:style-name="T108"> </text:span><text:span text:style-name="T109">Ecology</text:span><text:span text:style-name="T110"> </text:span><text:span text:style-name="T111">of</text:span><text:span text:style-name="T112"> </text:span><text:span text:style-name="T113">Mind</text:span><text:span text:style-name="T114">:</text:span><text:span text:style-name="T115"> </text:span><text:span text:style-name="T116">Collected</text:span><text:span text:style-name="T117"> </text:span><text:span text:style-name="T118">Essays</text:span><text:span text:style-name="T119"> </text:span><text:span text:style-name="T120">in</text:span><text:span text:style-name="T121"> </text:span><text:span text:style-name="T122">Anthropology</text:span><text:span text:style-name="T123">,</text:span><text:span text:style-name="T124"> </text:span><text:span text:style-name="T125">Psychiatry</text:span><text:span text:style-name="T126">,</text:span><text:span text:style-name="T127"> </text:span><text:span text:style-name="T128">Evolution</text:span><text:span text:style-name="T129">,</text:span><text:span text:style-name="T130"> </text:span><text:span text:style-name="T131">and</text:span><text:span text:style-name="T132"> </text:span><text:span text:style-name="T133">Epistemology</text:span>. University of Chicago Press.</text:p>
      <text:p text:style-name="Text_20_body">Becker, Howard S. 1996. The Epistemology of Qualitative Research. In R. Jessor, A. Colby et R. A. Shweder (éd.), <text:span text:style-name="T134">Ethnography</text:span><text:span text:style-name="T135"> </text:span><text:span text:style-name="T136">and</text:span><text:span text:style-name="T137"> </text:span><text:span text:style-name="T138">Human</text:span><text:span text:style-name="T139"> </text:span><text:span text:style-name="T140">Development:</text:span><text:span text:style-name="T141"> </text:span><text:span text:style-name="T142">Context</text:span><text:span text:style-name="T143"> </text:span><text:span text:style-name="T144">and</text:span><text:span text:style-name="T145"> </text:span><text:span text:style-name="T146">Meaning</text:span><text:span text:style-name="T147"> </text:span><text:span text:style-name="T148">in</text:span><text:span text:style-name="T149"> </text:span><text:span text:style-name="T150">Social</text:span><text:span text:style-name="T151"> </text:span><text:span text:style-name="T152">Inquiry</text:span>, 53‑71. (The John D. and Catherine T. MacArthur Foundation series on mental health and development.). Chicago, IL, US: University of Chicago Press.</text:p>
      <text:p text:style-name="Text_20_body">Bourdieu, Pierre. 1980. <text:span text:style-name="T153">Le</text:span><text:span text:style-name="T154"> </text:span><text:span text:style-name="T155">sens</text:span><text:span text:style-name="T156"> </text:span><text:span text:style-name="T157">pratique</text:span>. Paris: Editions de Minuit.</text:p>
      <text:p text:style-name="Text_20_body">Boyd, Robert et Peter J Richerson. 1985. <text:span text:style-name="T158">Culture</text:span><text:span text:style-name="T159"> </text:span><text:span text:style-name="T160">and</text:span><text:span text:style-name="T161"> </text:span><text:span text:style-name="T162">the</text:span><text:span text:style-name="T163"> </text:span><text:span text:style-name="T164">evolutionary</text:span><text:span text:style-name="T165"> </text:span><text:span text:style-name="T166">process</text:span>. Chicago: University of Chicago Press.</text:p>
      <text:p text:style-name="Text_20_body">Claidière, Nicolas, Kenny Smith, Simon Kirby et Joël Fagot. 2014. Cultural evolution of systematically structured behaviour in a non-human primate. <text:span text:style-name="T167">Proceedings</text:span><text:span text:style-name="T168"> </text:span><text:span text:style-name="T169">of</text:span><text:span text:style-name="T170"> </text:span><text:span text:style-name="T171">the</text:span><text:span text:style-name="T172"> </text:span><text:span text:style-name="T173">Royal</text:span><text:span text:style-name="T174"> </text:span><text:span text:style-name="T175">Society</text:span><text:span text:style-name="T176"> </text:span><text:span text:style-name="T177">of</text:span><text:span text:style-name="T178"> </text:span><text:span text:style-name="T179">London</text:span><text:span text:style-name="T180"> </text:span><text:span text:style-name="T181">B</text:span><text:span text:style-name="T182">:</text:span><text:span text:style-name="T183"> </text:span><text:span text:style-name="T184">Biological</text:span><text:span text:style-name="T185"> </text:span><text:span text:style-name="T186">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7">Explaining</text:span><text:span text:style-name="T188"> </text:span><text:span text:style-name="T189">Language</text:span><text:span text:style-name="T190"> </text:span><text:span text:style-name="T191">Change</text:span><text:span text:style-name="T192">:</text:span><text:span text:style-name="T193"> </text:span><text:span text:style-name="T194">An</text:span><text:span text:style-name="T195"> </text:span><text:span text:style-name="T196">Evolutionary</text:span><text:span text:style-name="T197"> </text:span><text:span text:style-name="T198">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9">The</text:span><text:span text:style-name="T200"> </text:span><text:span text:style-name="T201">Descent</text:span><text:span text:style-name="T202"> </text:span><text:span text:style-name="T203">of</text:span><text:span text:style-name="T204"> </text:span><text:span text:style-name="T205">Man</text:span><text:span text:style-name="T206">,</text:span><text:span text:style-name="T207"> </text:span><text:span text:style-name="T208">and</text:span><text:span text:style-name="T209"> </text:span><text:span text:style-name="T210">Selection</text:span><text:span text:style-name="T211"> </text:span><text:span text:style-name="T212">in</text:span><text:span text:style-name="T213"> </text:span><text:span text:style-name="T214">Relation</text:span><text:span text:style-name="T215"> </text:span><text:span text:style-name="T216">to</text:span><text:span text:style-name="T217"> </text:span><text:span text:style-name="T218">Sex</text:span>. Princeton, N.J.: Princeton University Press.</text:p>
      <text:p text:style-name="Text_20_body">Dawkins, Richard. 2006[1976]. <text:span text:style-name="T219">The</text:span><text:span text:style-name="T220"> </text:span><text:span text:style-name="T221">Selfish</text:span><text:span text:style-name="T222"> </text:span><text:span text:style-name="T223">Gene</text:span>. Oxford; New York: Oxford University Press.</text:p>
      <text:p text:style-name="Text_20_body">De Jaegher, Hanne et Ezequiel Di Paolo. 2007. Participatory sense-making. <text:span text:style-name="T224">Phenomenology</text:span><text:span text:style-name="T225"> </text:span><text:span text:style-name="T226">and</text:span><text:span text:style-name="T227"> </text:span><text:span text:style-name="T228">the</text:span><text:span text:style-name="T229"> </text:span><text:span text:style-name="T230">Cognitive</text:span><text:span text:style-name="T231"> </text:span><text:span text:style-name="T232">Sciences</text:span> 6(4). 485‑507.</text:p>
      <text:p text:style-name="Text_20_body">Di Paolo, Ezequiel A., Marieke Rohde et Hiroyuki Iizuka. 2008. Sensitivity to Social Contingency or Stability of Interaction? Modelling the Dynamics of Perceptual Crossing. <text:span text:style-name="T233">New</text:span><text:span text:style-name="T234"> </text:span><text:span text:style-name="T235">Ideas</text:span><text:span text:style-name="T236"> </text:span><text:span text:style-name="T237">in</text:span><text:span text:style-name="T238"> </text:span><text:span text:style-name="T239">Psychology</text:span> 26(2). (Dynamics and Psychology). 278‑294.</text:p>
      <text:p text:style-name="Text_20_body">Fisher, Ronald A et J. H Bennett. 1999[1930]. <text:span text:style-name="T240">The</text:span><text:span text:style-name="T241"> </text:span><text:span text:style-name="T242">genetical</text:span><text:span text:style-name="T243"> </text:span><text:span text:style-name="T244">theory</text:span><text:span text:style-name="T245"> </text:span><text:span text:style-name="T246">of</text:span><text:span text:style-name="T247"> </text:span><text:span text:style-name="T248">natural</text:span><text:span text:style-name="T249"> </text:span><text:span text:style-name="T250">selection</text:span><text:span text:style-name="T251">:</text:span><text:span text:style-name="T252"> </text:span><text:span text:style-name="T253">A</text:span><text:span text:style-name="T254"> </text:span><text:span text:style-name="T255">complete</text:span><text:span text:style-name="T256"> </text:span><text:span text:style-name="T257">variorum</text:span><text:span text:style-name="T258"> </text:span><text:span text:style-name="T259">edition</text:span>. Oxford: Oxford University Press.</text:p>
      <text:p text:style-name="Text_20_body">Fodor, Jerry A. 1983. <text:span text:style-name="T260">The</text:span><text:span text:style-name="T261"> </text:span><text:span text:style-name="T262">Modularity</text:span><text:span text:style-name="T263"> </text:span><text:span text:style-name="T264">of</text:span><text:span text:style-name="T265"> </text:span><text:span text:style-name="T266">Mind</text:span><text:span text:style-name="T267">:</text:span><text:span text:style-name="T268"> </text:span><text:span text:style-name="T269">An</text:span><text:span text:style-name="T270"> </text:span><text:span text:style-name="T271">Essay</text:span><text:span text:style-name="T272"> </text:span><text:span text:style-name="T273">on</text:span><text:span text:style-name="T274"> </text:span><text:span text:style-name="T275">Faculty</text:span><text:span text:style-name="T276"> </text:span><text:span text:style-name="T277">Psychology</text:span>. Cambridge, Mass.: MIT Press.</text:p>
      <text:p text:style-name="Text_20_body">Gibson, James J. 2014[1979]. <text:span text:style-name="T278">The</text:span><text:span text:style-name="T279"> </text:span><text:span text:style-name="T280">Ecological</text:span><text:span text:style-name="T281"> </text:span><text:span text:style-name="T282">Approach</text:span><text:span text:style-name="T283"> </text:span><text:span text:style-name="T284">to</text:span><text:span text:style-name="T285"> </text:span><text:span text:style-name="T286">Visual</text:span><text:span text:style-name="T287"> </text:span><text:span text:style-name="T288">Perception</text:span><text:span text:style-name="T289">:</text:span><text:span text:style-name="T290"> </text:span><text:span text:style-name="T291">Classic</text:span><text:span text:style-name="T292"> </text:span><text:span text:style-name="T293">Edition</text:span>. Psychology Press.</text:p>
      <text:p text:style-name="Text_20_body">Harvey, Matthew I. 2015. Content in Languaging: Why Radical Enactivism Is Incompatible with Representational Theories of Language. <text:span text:style-name="T294">Language</text:span><text:span text:style-name="T295"> </text:span><text:span text:style-name="T296">Sciences</text:span> 48. 90‑129.</text:p>
      <text:p text:style-name="Text_20_body">Hutto, Daniel D et Erik Myin. 2013. <text:span text:style-name="T297">Radicalizing</text:span><text:span text:style-name="T298"> </text:span><text:span text:style-name="T299">Enactivism</text:span><text:span text:style-name="T300">:</text:span><text:span text:style-name="T301"> </text:span><text:span text:style-name="T302">Basic</text:span><text:span text:style-name="T303"> </text:span><text:span text:style-name="T304">Minds</text:span><text:span text:style-name="T305"> </text:span><text:span text:style-name="T306">Without</text:span><text:span text:style-name="T307"> </text:span><text:span text:style-name="T308">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09">The</text:span><text:span text:style-name="T310"> </text:span><text:span text:style-name="T311">Debated</text:span><text:span text:style-name="T312"> </text:span><text:span text:style-name="T313">Mind</text:span><text:span text:style-name="T314">:</text:span><text:span text:style-name="T315"> </text:span><text:span text:style-name="T316">Evolutionary</text:span><text:span text:style-name="T317"> </text:span><text:span text:style-name="T318">Psychology</text:span><text:span text:style-name="T319"> </text:span><text:span text:style-name="T320">Versus</text:span><text:span text:style-name="T321"> </text:span><text:span text:style-name="T322">Ethnography</text:span>, 113‑153. Oxford &amp; New York: Berg.</text:p>
      <text:p text:style-name="Text_20_body">Ingold, Tim. 2004. Beyond biology and culture. The meaning of evolution in a relational world. <text:span text:style-name="T323">Social</text:span><text:span text:style-name="T324"> </text:span><text:span text:style-name="T325">Anthropology</text:span> 12(2). 209‑221.</text:p>
      <text:p text:style-name="Text_20_body">Ingold, Tim. 2007. The trouble with « evolutionary biology ». <text:span text:style-name="T326">Anthropology</text:span><text:span text:style-name="T327"> </text:span><text:span text:style-name="T328">Today</text:span> 23(2). 13‑17.</text:p>
      <text:p text:style-name="Text_20_body">Ingold, Tim et Gisli Palsson. 2014. Biosocial Becomings Integrating Social and Biological Anthropology | Biological Anthropology and Primatology. <text:span text:style-name="T329">Cambridge</text:span><text:span text:style-name="T330"> </text:span><text:span text:style-name="T331">University</text:span><text:span text:style-name="T332"> </text:span><text:span text:style-name="T333">Press</text:span>.</text:p>
      <text:p text:style-name="Text_20_body">Jablonka, Eva M. 2001. The Systems of Inheritance. In Susan Oyama, Paul Griffiths et Russell D Gray (éd.), <text:span text:style-name="T334">Cycles</text:span><text:span text:style-name="T335"> </text:span><text:span text:style-name="T336">of</text:span><text:span text:style-name="T337"> </text:span><text:span text:style-name="T338">contingency</text:span><text:span text:style-name="T339">:</text:span><text:span text:style-name="T340"> </text:span><text:span text:style-name="T341">Developmental</text:span><text:span text:style-name="T342"> </text:span><text:span text:style-name="T343">systems</text:span><text:span text:style-name="T344"> </text:span><text:span text:style-name="T345">and</text:span><text:span text:style-name="T346"> </text:span><text:span text:style-name="T347">evolution</text:span>, 99‑116. Cambridge, Mass.: MIT Press.</text:p>
      <text:p text:style-name="Text_20_body">Korbak, Tomasz. 2015. Scaffolded Minds And The Evolution Of Content In Signaling Pathways. <text:span text:style-name="T348">Studies</text:span><text:span text:style-name="T349"> </text:span><text:span text:style-name="T350">in</text:span><text:span text:style-name="T351"> </text:span><text:span text:style-name="T352">Logic</text:span><text:span text:style-name="T353">,</text:span><text:span text:style-name="T354"> </text:span><text:span text:style-name="T355">Grammar</text:span><text:span text:style-name="T356"> </text:span><text:span text:style-name="T357">and</text:span><text:span text:style-name="T358"> </text:span><text:span text:style-name="T359">Rhetoric</text:span> 41(1). 89‑103.</text:p>
      <text:p text:style-name="Text_20_body">Krakauer, David, Nils Bertschinger, Eckehard Olbrich, Nihat Ay et Jessica C. Flack. 2014. The Information Theory of Individuality.</text:p>
      <text:p text:style-name="Text_20_body">Kroeber, A. L. 1952. <text:span text:style-name="T360">The</text:span><text:span text:style-name="T361"> </text:span><text:span text:style-name="T362">Nature</text:span><text:span text:style-name="T363"> </text:span><text:span text:style-name="T364">of</text:span><text:span text:style-name="T365"> </text:span><text:span text:style-name="T366">Culture</text:span>. Chicago: University of Chicago Press.</text:p>
      <text:p text:style-name="Text_20_body">Lauf, Aurelien, Mathieu Valette et Leila Khouas. 2013. Analyzing Variation Patterns In Quotes Over Time. <text:span text:style-name="T367">Research</text:span><text:span text:style-name="T368"> </text:span><text:span text:style-name="T369">in</text:span><text:span text:style-name="T370"> </text:span><text:span text:style-name="T371">Computing</text:span><text:span text:style-name="T372"> </text:span><text:span text:style-name="T373">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74">Proceedings</text:span><text:span text:style-name="T375"> </text:span><text:span text:style-name="T376">of</text:span><text:span text:style-name="T377"> </text:span><text:span text:style-name="T378">the</text:span><text:span text:style-name="T379"> </text:span><text:span text:style-name="T380">15th</text:span><text:span text:style-name="T381"> </text:span><text:span text:style-name="T382">ACM</text:span><text:span text:style-name="T383"> </text:span><text:span text:style-name="T384">SIGKDD</text:span><text:span text:style-name="T385"> </text:span><text:span text:style-name="T386">International</text:span><text:span text:style-name="T387"> </text:span><text:span text:style-name="T388">Conference</text:span><text:span text:style-name="T389"> </text:span><text:span text:style-name="T390">on</text:span><text:span text:style-name="T391"> </text:span><text:span text:style-name="T392">Knowledge</text:span><text:span text:style-name="T393"> </text:span><text:span text:style-name="T394">Discovery</text:span><text:span text:style-name="T395"> </text:span><text:span text:style-name="T396">and</text:span><text:span text:style-name="T397"> </text:span><text:span text:style-name="T398">Data</text:span><text:span text:style-name="T399"> </text:span><text:span text:style-name="T400">Mining</text:span>, 497‑506. (KDD ’09). New York, NY, USA: ACM.</text:p>
      <text:p text:style-name="Text_20_body">Lewontin, Richard C. 2001a. Gene, Organism and Environment: A New Introduction. In Susan Oyama, Paul Griffiths et Russell D Gray (éd.), <text:span text:style-name="T401">Cycles</text:span><text:span text:style-name="T402"> </text:span><text:span text:style-name="T403">of</text:span><text:span text:style-name="T404"> </text:span><text:span text:style-name="T405">contingency</text:span><text:span text:style-name="T406">:</text:span><text:span text:style-name="T407"> </text:span><text:span text:style-name="T408">Developmental</text:span><text:span text:style-name="T409"> </text:span><text:span text:style-name="T410">systems</text:span><text:span text:style-name="T411"> </text:span><text:span text:style-name="T412">and</text:span><text:span text:style-name="T413"> </text:span><text:span text:style-name="T414">evolution</text:span>, 55‑58. Cambridge, Mass.: MIT Press.</text:p>
      <text:p text:style-name="Text_20_body">Lewontin, Richard C. 2001b. Gene, Organism and Environment. In Susan Oyama, Paul Griffiths et Russell D Gray (éd.), <text:span text:style-name="T415">Cycles</text:span><text:span text:style-name="T416"> </text:span><text:span text:style-name="T417">of</text:span><text:span text:style-name="T418"> </text:span><text:span text:style-name="T419">contingency</text:span><text:span text:style-name="T420">:</text:span><text:span text:style-name="T421"> </text:span><text:span text:style-name="T422">Developmental</text:span><text:span text:style-name="T423"> </text:span><text:span text:style-name="T424">systems</text:span><text:span text:style-name="T425"> </text:span><text:span text:style-name="T426">and</text:span><text:span text:style-name="T427"> </text:span><text:span text:style-name="T428">evolution</text:span>, 59‑66. Cambridge, Mass.: MIT Press.</text:p>
      <text:p text:style-name="Text_20_body">Maingueneau, Dominique. 2004. La Situation D’énonciation, Entre Langue et Discours. In, <text:span text:style-name="T429">Dix</text:span><text:span text:style-name="T430"> </text:span><text:span text:style-name="T431">Ans</text:span><text:span text:style-name="T432"> </text:span><text:span text:style-name="T433">de</text:span><text:span text:style-name="T434"> </text:span><text:span text:style-name="T435">S</text:span><text:span text:style-name="T436">.</text:span><text:span text:style-name="T437">D</text:span><text:span text:style-name="T438">.</text:span><text:span text:style-name="T439">U</text:span><text:span text:style-name="T440">.</text:span>, 197‑210. Craiova, Roumanie: Editura Universitaria Craiova.</text:p>
      <text:p text:style-name="Text_20_body">Maturana, Humberto R et Francisco J Varela. 1980. <text:span text:style-name="T441">Autopoiesis</text:span><text:span text:style-name="T442"> </text:span><text:span text:style-name="T443">and</text:span><text:span text:style-name="T444"> </text:span><text:span text:style-name="T445">Cognition</text:span><text:span text:style-name="T446">:</text:span><text:span text:style-name="T447"> </text:span><text:span text:style-name="T448">The</text:span><text:span text:style-name="T449"> </text:span><text:span text:style-name="T450">Realization</text:span><text:span text:style-name="T451"> </text:span><text:span text:style-name="T452">of</text:span><text:span text:style-name="T453"> </text:span><text:span text:style-name="T454">the</text:span><text:span text:style-name="T455"> </text:span><text:span text:style-name="T456">Living</text:span>. Dordrecht, Holland; Boston: D. Reidel Pub. Co.</text:p>
      <text:p text:style-name="Text_20_body">Mauss, Marcel. 1936. Les Techniques Du Corps. <text:span text:style-name="T457">Journal</text:span><text:span text:style-name="T458"> </text:span><text:span text:style-name="T459">de</text:span><text:span text:style-name="T460"> </text:span><text:span text:style-name="T461">Psychologie</text:span> 32(3-4).</text:p>
      <text:p text:style-name="Text_20_body">Mesoudi, Alex. 2011. <text:span text:style-name="T462">Cultural</text:span><text:span text:style-name="T463"> </text:span><text:span text:style-name="T464">Evolution</text:span><text:span text:style-name="T465">:</text:span><text:span text:style-name="T466"> </text:span><text:span text:style-name="T467">How</text:span><text:span text:style-name="T468"> </text:span><text:span text:style-name="T469">Darwinian</text:span><text:span text:style-name="T470"> </text:span><text:span text:style-name="T471">Theory</text:span><text:span text:style-name="T472"> </text:span><text:span text:style-name="T473">Can</text:span><text:span text:style-name="T474"> </text:span><text:span text:style-name="T475">Explain</text:span><text:span text:style-name="T476"> </text:span><text:span text:style-name="T477">Human</text:span><text:span text:style-name="T478"> </text:span><text:span text:style-name="T479">Culture</text:span><text:span text:style-name="T480"> </text:span><text:span text:style-name="T481">and</text:span><text:span text:style-name="T482"> </text:span><text:span text:style-name="T483">Synthesize</text:span><text:span text:style-name="T484"> </text:span><text:span text:style-name="T485">the</text:span><text:span text:style-name="T486"> </text:span><text:span text:style-name="T487">Social</text:span><text:span text:style-name="T488"> </text:span><text:span text:style-name="T489">Sciences</text:span>. University of Chicago Press.</text:p>
      <text:p text:style-name="Text_20_body">Mesoudi, Alex, Andrew Whiten et Kevin N. Laland. 2006. Towards a Unified Science of Cultural Evolution. <text:span text:style-name="T490">Behavioral</text:span><text:span text:style-name="T491"> </text:span><text:span text:style-name="T492">and</text:span><text:span text:style-name="T493"> </text:span><text:span text:style-name="T494">Brain</text:span><text:span text:style-name="T495"> </text:span><text:span text:style-name="T496">Sciences</text:span> 29(04). 329‑347.</text:p>
      <text:p text:style-name="Text_20_body">Millikan, Ruth Garrett. 1984. <text:span text:style-name="T497">Language</text:span><text:span text:style-name="T498">,</text:span><text:span text:style-name="T499"> </text:span><text:span text:style-name="T500">thought</text:span><text:span text:style-name="T501">,</text:span><text:span text:style-name="T502"> </text:span><text:span text:style-name="T503">and</text:span><text:span text:style-name="T504"> </text:span><text:span text:style-name="T505">other</text:span><text:span text:style-name="T506"> </text:span><text:span text:style-name="T507">biological</text:span><text:span text:style-name="T508"> </text:span><text:span text:style-name="T509">categories</text:span><text:span text:style-name="T510">:</text:span><text:span text:style-name="T511"> </text:span><text:span text:style-name="T512">New</text:span><text:span text:style-name="T513"> </text:span><text:span text:style-name="T514">foundations</text:span><text:span text:style-name="T515"> </text:span><text:span text:style-name="T516">for</text:span><text:span text:style-name="T517"> </text:span><text:span text:style-name="T518">realism</text:span>. Cambridge, Mass.: MIT Press.</text:p>
      <text:p text:style-name="Text_20_body">Miton, Helena, Nicolas Claidière et Hugo Mercier. 2015. Universal Cognitive Mechanisms Explain the Cultural Success of Bloodletting. <text:span text:style-name="T519">Evolution</text:span><text:span text:style-name="T520"> </text:span><text:span text:style-name="T521">and</text:span><text:span text:style-name="T522"> </text:span><text:span text:style-name="T523">Human</text:span><text:span text:style-name="T524"> </text:span><text:span text:style-name="T525">Behavior</text:span> 36(4). 303‑312.</text:p>
      <text:p text:style-name="Text_20_body">Morin, Olivier. 2013. How portraits turned their eyes upon us: Visual preferences and demographic change in cultural evolution. <text:span text:style-name="T526">Evolution</text:span><text:span text:style-name="T527"> </text:span><text:span text:style-name="T528">and</text:span><text:span text:style-name="T529"> </text:span><text:span text:style-name="T530">Human</text:span><text:span text:style-name="T531"> </text:span><text:span text:style-name="T532">Behavior</text:span> 34(3). 222‑229.</text:p>
      <text:p text:style-name="Text_20_body">Moussaïd, Mehdi, Henry Brighton et Wolfgang Gaissmaier. 2015. The amplification of risk in experimental diffusion chains. <text:span text:style-name="T533">Proceedings</text:span><text:span text:style-name="T534"> </text:span><text:span text:style-name="T535">of</text:span><text:span text:style-name="T536"> </text:span><text:span text:style-name="T537">the</text:span><text:span text:style-name="T538"> </text:span><text:span text:style-name="T539">National</text:span><text:span text:style-name="T540"> </text:span><text:span text:style-name="T541">Academy</text:span><text:span text:style-name="T542"> </text:span><text:span text:style-name="T543">of</text:span><text:span text:style-name="T544"> </text:span><text:span text:style-name="T545">Sciences</text:span> 112(18). 5631‑5636.</text:p>
      <text:p text:style-name="Text_20_body">Myin, Erik. 2003. An Account of Color without a Subject? <text:span text:style-name="T546">Behavioral</text:span><text:span text:style-name="T547"> </text:span><text:span text:style-name="T548">and</text:span><text:span text:style-name="T549"> </text:span><text:span text:style-name="T550">Brain</text:span><text:span text:style-name="T551"> </text:span><text:span text:style-name="T552">Sciences</text:span> 26(01). 42‑43.</text:p>
      <text:p text:style-name="Text_20_body">Neumann-Held, Eva M. 2001. Let’s Talk About Genes: The Process Molecular Gene Concept and Its Context. In Susan Oyama, Paul Griffiths et Russell D Gray (éd.), <text:span text:style-name="T553">Cycles</text:span><text:span text:style-name="T554"> </text:span><text:span text:style-name="T555">of</text:span><text:span text:style-name="T556"> </text:span><text:span text:style-name="T557">contingency</text:span><text:span text:style-name="T558">:</text:span><text:span text:style-name="T559"> </text:span><text:span text:style-name="T560">Developmental</text:span><text:span text:style-name="T561"> </text:span><text:span text:style-name="T562">systems</text:span><text:span text:style-name="T563"> </text:span><text:span text:style-name="T564">and</text:span><text:span text:style-name="T565"> </text:span><text:span text:style-name="T566">evolution</text:span>, 69‑84. Cambridge, Mass.: MIT Press.</text:p>
      <text:p text:style-name="Text_20_body">O’Regan, J. Kevin et Alva Noë. 2001. A Sensorimotor Account of Vision and Visual Consciousness. <text:span text:style-name="T567">Behavioral</text:span><text:span text:style-name="T568"> </text:span><text:span text:style-name="T569">and</text:span><text:span text:style-name="T570"> </text:span><text:span text:style-name="T571">Brain</text:span><text:span text:style-name="T572"> </text:span><text:span text:style-name="T573">Sciences</text:span> 24(05). 939‑973.</text:p>
      <text:p text:style-name="Text_20_body">Oyama, Susan, Paul Griffiths et Russell D Gray. 2001. <text:span text:style-name="T574">Cycles</text:span><text:span text:style-name="T575"> </text:span><text:span text:style-name="T576">of</text:span><text:span text:style-name="T577"> </text:span><text:span text:style-name="T578">contingency</text:span><text:span text:style-name="T579">:</text:span><text:span text:style-name="T580"> </text:span><text:span text:style-name="T581">Developmental</text:span><text:span text:style-name="T582"> </text:span><text:span text:style-name="T583">systems</text:span><text:span text:style-name="T584"> </text:span><text:span text:style-name="T585">and</text:span><text:span text:style-name="T586"> </text:span><text:span text:style-name="T587">evolution</text:span>. Cambridge, Mass.: MIT Press.</text:p>
      <text:p text:style-name="Text_20_body">Pigliucci, Massimo. 2007. Do We Need an Extended Evolutionary Synthesis? <text:span text:style-name="T588">Evolution</text:span> 61(12). 2743‑2749.</text:p>
      <text:p text:style-name="Text_20_body">Simmons, Matthew P., Lada A. Adamic et Eytan Adar. 2011. Memes Online: Extracted, Subtracted, Injected, and Recollected. In, <text:span text:style-name="T589">Fifth</text:span><text:span text:style-name="T590"> </text:span><text:span text:style-name="T591">International</text:span><text:span text:style-name="T592"> </text:span><text:span text:style-name="T593">AAAI</text:span><text:span text:style-name="T594"> </text:span><text:span text:style-name="T595">Conference</text:span><text:span text:style-name="T596"> </text:span><text:span text:style-name="T597">on</text:span><text:span text:style-name="T598"> </text:span><text:span text:style-name="T599">Weblogs</text:span><text:span text:style-name="T600"> </text:span><text:span text:style-name="T601">and</text:span><text:span text:style-name="T602"> </text:span><text:span text:style-name="T603">Social</text:span><text:span text:style-name="T604"> </text:span><text:span text:style-name="T605">Media</text:span>.</text:p>
      <text:p text:style-name="Text_20_body">Slingerland, Edward G. 2008. <text:span text:style-name="T606">What</text:span><text:span text:style-name="T607"> </text:span><text:span text:style-name="T608">science</text:span><text:span text:style-name="T609"> </text:span><text:span text:style-name="T610">offers</text:span><text:span text:style-name="T611"> </text:span><text:span text:style-name="T612">the</text:span><text:span text:style-name="T613"> </text:span><text:span text:style-name="T614">humanities</text:span><text:span text:style-name="T615">:</text:span><text:span text:style-name="T616"> </text:span><text:span text:style-name="T617">Integrating</text:span><text:span text:style-name="T618"> </text:span><text:span text:style-name="T619">body</text:span><text:span text:style-name="T620"> </text:span><text:span text:style-name="T621">and</text:span><text:span text:style-name="T622"> </text:span><text:span text:style-name="T623">culture</text:span>. Cambridge; New York: Cambridge University Press.</text:p>
      <text:p text:style-name="Text_20_body">Sperber, Dan. 1996. <text:span text:style-name="T624">Explaining</text:span><text:span text:style-name="T625"> </text:span><text:span text:style-name="T626">culture</text:span><text:span text:style-name="T627">:</text:span><text:span text:style-name="T628"> </text:span><text:span text:style-name="T629">A</text:span><text:span text:style-name="T630"> </text:span><text:span text:style-name="T631">naturalistic</text:span><text:span text:style-name="T632"> </text:span><text:span text:style-name="T633">approach</text:span>. Oxford, UK; Cambridge, Mass.: Blackwell.</text:p>
      <text:p text:style-name="Text_20_body">Thompson, Evan. 2007. <text:span text:style-name="T634">Mind</text:span><text:span text:style-name="T635"> </text:span><text:span text:style-name="T636">in</text:span><text:span text:style-name="T637"> </text:span><text:span text:style-name="T638">Life</text:span><text:span text:style-name="T639">:</text:span><text:span text:style-name="T640"> </text:span><text:span text:style-name="T641">Biology</text:span><text:span text:style-name="T642">,</text:span><text:span text:style-name="T643"> </text:span><text:span text:style-name="T644">Phenomenology</text:span><text:span text:style-name="T645">,</text:span><text:span text:style-name="T646"> </text:span><text:span text:style-name="T647">and</text:span><text:span text:style-name="T648"> </text:span><text:span text:style-name="T649">the</text:span><text:span text:style-name="T650"> </text:span><text:span text:style-name="T651">Sciences</text:span><text:span text:style-name="T652"> </text:span><text:span text:style-name="T653">of</text:span><text:span text:style-name="T654"> </text:span><text:span text:style-name="T655">Mind</text:span>. Cambridge, Mass.: Belknap Press of Harvard University Press.</text:p>
      <text:p text:style-name="Text_20_body">Torrance, Steve. 2006. In search of the enactive: Introduction to special issue on enactive experience. <text:span text:style-name="T656">Phenomenology</text:span><text:span text:style-name="T657"> </text:span><text:span text:style-name="T658">and</text:span><text:span text:style-name="T659"> </text:span><text:span text:style-name="T660">the</text:span><text:span text:style-name="T661"> </text:span><text:span text:style-name="T662">Cognitive</text:span><text:span text:style-name="T663"> </text:span><text:span text:style-name="T664">Sciences</text:span> 4(4). 357‑368.</text:p>
      <text:p text:style-name="Text_20_body">Varela, Francisco, Evan Thompson et Eleanor Rosch. 1991. <text:span text:style-name="T665">The</text:span><text:span text:style-name="T666"> </text:span><text:span text:style-name="T667">Embodied</text:span><text:span text:style-name="T668"> </text:span><text:span text:style-name="T669">Mind</text:span><text:span text:style-name="T670">:</text:span><text:span text:style-name="T671"> </text:span><text:span text:style-name="T672">Cognitive</text:span><text:span text:style-name="T673"> </text:span><text:span text:style-name="T674">Science</text:span><text:span text:style-name="T675"> </text:span><text:span text:style-name="T676">and</text:span><text:span text:style-name="T677"> </text:span><text:span text:style-name="T678">Human</text:span><text:span text:style-name="T679"> </text:span><text:span text:style-name="T680">Experience</text:span>. MIT Press.</text:p>
      <text:p text:style-name="Text_20_body">West-Eberhard, Mary Jane. 2003. <text:span text:style-name="T681">Developmental</text:span><text:span text:style-name="T682"> </text:span><text:span text:style-name="T683">Plasticity</text:span><text:span text:style-name="T684"> </text:span><text:span text:style-name="T685">and</text:span><text:span text:style-name="T686"> </text:span><text:span text:style-name="T687">Evolution</text:span>. Oxford; New York: Oxford University Press.</text:p>
      <text:p text:style-name="Text_20_body">Wittgenstein, Ludwig et Gertrude Elizabeth Margaret Anscombe. 1958[1953]. <text:span text:style-name="T688">Philosophical</text:span><text:span text:style-name="T689"> </text:span><text:span text:style-name="T690">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